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Factory.newDuration( final boolean isPositive , final int years , final int months , final int days , final int hours , final int minutes , final int secon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atype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atypeFactory.newDurationDayTime( final boolean isPositive , final int day , final int hour , final int minute , final int seco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atypeFactory.newXMLGregorianCalendarDate( final int year , final int month , final int day , final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typeFactory.newDurationDayTime( final boolean isPositive , final BigInteger day , final BigInteger hour , final BigInteger minute , final BigInteger seco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typeFactory.newInstance( String factoryClassName ,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atatypeFactory.newDurationYearMonth( final boolean isPositive , final int year , final int 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atypeFactory.newXMLGregorianCalendarTime( final int hours , final int minutes , final int seconds , final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typeFactory.newDurationYearMonth( final String lexicalRepres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Factory.newXMLGregorianCalendar( final int year , final int month , final int day , final int hour , final int minute , final int second , final int millisecond , final int timezo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atatypeFactory.newDurationYearMonth( final boolean isPositive , final BigInteger year , final BigInteger mon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typeFactory.newDurationDayTime( final String lexicalRepresen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Factory.Datatyp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typeFactory.newDurationDayTime( final long durationInMillisecond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atatypeFactory.newXMLGregorianCalendarTime( final int hours , final int minutes , final int seconds , final BigDecimal fractionalSecond , final int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atypeFactory.newXMLGregorianCalendarTime( final int hours , final int minutes , final int seconds , final int milliseconds , final int timezon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atatypeFactory.newDurationYearMonth( final long durationInMilli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